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72000000342F633BE193BF2679.jpg" manifest:media-type="image/jpeg"/>
  <manifest:file-entry manifest:full-path="Pictures/100002010000028E000001846266407761F97E3B.png" manifest:media-type="image/png"/>
  <manifest:file-entry manifest:full-path="Pictures/100000000000021000000051DA84C57E2CDBC43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OpenSymbol1" svg:font-family="OpenSymbol, 'Arial Unicode MS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, 'MS Mincho'" style:font-pitch="variable"/>
    <style:font-face style:name="Droid Sans Fallback" svg:font-family="'Droid Sans Fallback'" style:font-pitch="variable"/>
    <style:font-face style:name="Lohit Hindi1" svg:font-family="'Lohit Hindi', 'MS Mincho'" style:font-pitch="variable"/>
    <style:font-face style:name="WenQuanYi Micro Hei" svg:font-family="'WenQuanYi Micro Hei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'Arial Unicode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4.605cm" fo:margin-left="0.201cm" table:align="left" style:writing-mode="lr-tb"/>
    </style:style>
    <style:style style:name="Table1.A" style:family="table-column">
      <style:table-column-properties style:column-width="1.826cm"/>
    </style:style>
    <style:style style:name="Table1.B" style:family="table-column">
      <style:table-column-properties style:column-width="12.7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weight="bold" officeooo:paragraph-rsid="000b9883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006ab9e"/>
    </style:style>
    <style:style style:name="P10" style:family="paragraph" style:parent-style-name="Text_20_body">
      <style:paragraph-properties fo:text-align="justify" style:justify-single-word="false"/>
      <style:text-properties officeooo:paragraph-rsid="001e7528"/>
    </style:style>
    <style:style style:name="P11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2" style:family="paragraph" style:parent-style-name="Text_20_body">
      <style:paragraph-properties fo:text-align="justify" style:justify-single-word="false"/>
      <style:text-properties fo:color="#000000"/>
    </style:style>
    <style:style style:name="P13" style:family="paragraph" style:parent-style-name="Text_20_body">
      <style:paragraph-properties fo:text-align="justify" style:justify-single-word="false"/>
      <style:text-properties fo:color="#000000" fo:font-size="9pt" fo:font-weight="normal" officeooo:paragraph-rsid="0020775f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color="#000000" fo:font-size="9pt" fo:font-weight="normal" officeooo:rsid="0020775f" officeooo:paragraph-rsid="0020775f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color="#000000" fo:font-size="9pt" style:text-underline-style="none" fo:font-weight="normal" officeooo:paragraph-rsid="003f615b" style:font-size-asian="9pt" style:font-weight-asian="normal" style:font-size-complex="9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size="6pt" style:font-size-asian="5.25pt" style:font-size-complex="6pt"/>
    </style:style>
    <style:style style:name="P17" style:family="paragraph" style:parent-style-name="Text_20_body">
      <style:paragraph-properties fo:text-align="justify" style:justify-single-word="false"/>
      <style:text-properties officeooo:rsid="0003a6c2" officeooo:paragraph-rsid="0006842c"/>
    </style:style>
    <style:style style:name="P18" style:family="paragraph" style:parent-style-name="Text_20_body">
      <style:paragraph-properties fo:text-align="justify" style:justify-single-word="false"/>
      <style:text-properties officeooo:rsid="0003a6c2" officeooo:paragraph-rsid="0006ab9e"/>
    </style:style>
    <style:style style:name="P19" style:family="paragraph" style:parent-style-name="Text_20_body">
      <style:paragraph-properties fo:text-align="justify" style:justify-single-word="false"/>
      <style:text-properties fo:font-size="9pt" style:font-size-asian="9pt" style:font-size-complex="9pt"/>
    </style:style>
    <style:style style:name="P20" style:family="paragraph" style:parent-style-name="Text_20_body">
      <style:paragraph-properties fo:text-align="justify" style:justify-single-word="false"/>
      <style:text-properties fo:font-size="9pt" officeooo:paragraph-rsid="0020775f" style:font-size-asian="9pt" style:font-size-complex="9pt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Table_20_Heading">
      <style:text-properties fo:font-size="10pt" style:font-size-asian="10pt" style:font-size-complex="10pt"/>
    </style:style>
    <style:style style:name="P23" style:family="paragraph" style:parent-style-name="Table_20_Heading">
      <style:text-properties fo:font-size="10pt" officeooo:rsid="00389fa1" officeooo:paragraph-rsid="00389fa1" style:font-size-asian="10pt" style:font-size-complex="10pt"/>
    </style:style>
    <style:style style:name="P24" style:family="paragraph" style:parent-style-name="User_20_Index_20_Heading">
      <style:paragraph-properties fo:margin-left="0cm" fo:margin-right="-0.026cm" fo:text-indent="0cm" style:auto-text-indent="false"/>
      <style:text-properties officeooo:paragraph-rsid="00145ae7"/>
    </style:style>
    <style:style style:name="P25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font-size="9pt" officeooo:rsid="00399498" officeooo:paragraph-rsid="00399498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fo:font-size="9pt" officeooo:rsid="00389fa1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officeooo:rsid="00389fa1" officeooo:paragraph-rsid="00389fa1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rsid="00389fa1" officeooo:paragraph-rsid="0038fd40" style:font-size-asian="9pt" style:font-size-complex="9pt"/>
    </style:style>
    <style:style style:name="P30" style:family="paragraph" style:parent-style-name="Contents_20_1">
      <style:paragraph-properties>
        <style:tab-stops>
          <style:tab-stop style:position="14.499cm" style:leader-style="dotted" style:leader-text="."/>
        </style:tab-stops>
      </style:paragraph-properties>
    </style:style>
    <style:style style:name="P31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32" style:family="paragraph" style:parent-style-name="Standard" style:list-style-name="L8">
      <style:paragraph-properties fo:margin-top="0.42cm" fo:margin-bottom="0.21cm" loext:contextual-spacing="false"/>
      <style:text-properties officeooo:paragraph-rsid="00369aa1"/>
    </style:style>
    <style:style style:name="P33" style:family="paragraph" style:parent-style-name="Standard" style:list-style-name="L8">
      <style:paragraph-properties fo:margin-top="0.42cm" fo:margin-bottom="0.21cm" loext:contextual-spacing="false"/>
      <style:text-properties officeooo:paragraph-rsid="003ec5fd"/>
    </style:style>
    <style:style style:name="P34" style:family="paragraph" style:parent-style-name="Standard" style:list-style-name="L8">
      <style:paragraph-properties fo:margin-top="0.42cm" fo:margin-bottom="0.21cm" loext:contextual-spacing="false"/>
      <style:text-properties officeooo:paragraph-rsid="003dbfd9"/>
    </style:style>
    <style:style style:name="P35" style:family="paragraph" style:parent-style-name="Standard" style:list-style-name="L8">
      <style:paragraph-properties fo:margin-top="0.42cm" fo:margin-bottom="0.21cm" loext:contextual-spacing="false"/>
      <style:text-properties officeooo:paragraph-rsid="00297784"/>
    </style:style>
    <style:style style:name="P36" style:family="paragraph" style:parent-style-name="Standard" style:list-style-name="L8">
      <style:paragraph-properties fo:margin-top="0.42cm" fo:margin-bottom="0.21cm" loext:contextual-spacing="false"/>
      <style:text-properties officeooo:paragraph-rsid="0031601d"/>
    </style:style>
    <style:style style:name="P37" style:family="paragraph" style:parent-style-name="Standard" style:list-style-name="L8">
      <style:paragraph-properties fo:margin-top="0.42cm" fo:margin-bottom="0.21cm" loext:contextual-spacing="false" fo:text-align="start" style:justify-single-word="false"/>
      <style:text-properties officeooo:paragraph-rsid="004afd80"/>
    </style:style>
    <style:style style:name="P38" style:family="paragraph" style:parent-style-name="Standard" style:list-style-name="L8">
      <style:paragraph-properties fo:margin-top="0.423cm" fo:margin-bottom="0.212cm" loext:contextual-spacing="false" fo:text-align="start" style:justify-single-word="false"/>
    </style:style>
    <style:style style:name="P39" style:family="paragraph" style:parent-style-name="Standard" style:list-style-name="L8">
      <style:paragraph-properties fo:margin-top="0.423cm" fo:margin-bottom="0.212cm" loext:contextual-spacing="false" fo:text-align="start" style:justify-single-word="false"/>
      <style:text-properties officeooo:paragraph-rsid="0046b800"/>
    </style:style>
    <style:style style:name="P40" style:family="paragraph" style:parent-style-name="Standard" style:list-style-name="L8">
      <style:paragraph-properties fo:margin-top="0.423cm" fo:margin-bottom="0.212cm" loext:contextual-spacing="false" fo:text-align="start" style:justify-single-word="false"/>
      <style:text-properties officeooo:paragraph-rsid="004a5a6e"/>
    </style:style>
    <style:style style:name="P41" style:family="paragraph" style:parent-style-name="Standard" style:list-style-name="L8">
      <style:paragraph-properties fo:margin-top="0.423cm" fo:margin-bottom="0.212cm" loext:contextual-spacing="false" fo:text-align="start" style:justify-single-word="false"/>
      <style:text-properties officeooo:paragraph-rsid="004a0d5a"/>
    </style:style>
    <style:style style:name="P42" style:family="paragraph" style:parent-style-name="Standard" style:list-style-name="L8">
      <style:paragraph-properties fo:margin-top="0.423cm" fo:margin-bottom="0.212cm" loext:contextual-spacing="false" fo:text-align="start" style:justify-single-word="false"/>
      <style:text-properties officeooo:paragraph-rsid="00486005"/>
    </style:style>
    <style:style style:name="P43" style:family="paragraph" style:parent-style-name="Text_20_body" style:list-style-name="L1">
      <style:paragraph-properties fo:text-align="justify" style:justify-single-word="false"/>
    </style:style>
    <style:style style:name="P44" style:family="paragraph" style:parent-style-name="Text_20_body" style:list-style-name="L3">
      <style:paragraph-properties fo:text-align="justify" style:justify-single-word="false"/>
    </style:style>
    <style:style style:name="P45" style:family="paragraph" style:parent-style-name="Text_20_body" style:list-style-name="L4">
      <style:paragraph-properties fo:text-align="justify" style:justify-single-word="false"/>
    </style:style>
    <style:style style:name="P46" style:family="paragraph" style:parent-style-name="Text_20_body" style:list-style-name="L4">
      <style:paragraph-properties fo:text-align="justify" style:justify-single-word="false"/>
      <style:text-properties officeooo:paragraph-rsid="000e3850"/>
    </style:style>
    <style:style style:name="P47" style:family="paragraph" style:parent-style-name="Text_20_body" style:list-style-name="L5">
      <style:paragraph-properties fo:text-align="justify" style:justify-single-word="false"/>
    </style:style>
    <style:style style:name="P48" style:family="paragraph" style:parent-style-name="Text_20_body" style:list-style-name="L6">
      <style:paragraph-properties fo:text-align="justify" style:justify-single-word="false"/>
    </style:style>
    <style:style style:name="P49" style:family="paragraph" style:parent-style-name="Text_20_body" style:list-style-name="L7">
      <style:paragraph-properties fo:text-align="justify" style:justify-single-word="false"/>
    </style:style>
    <style:style style:name="P50" style:family="paragraph" style:parent-style-name="Text_20_body" style:list-style-name="L2">
      <style:paragraph-properties fo:text-align="justify" style:justify-single-word="false"/>
      <style:text-properties officeooo:rsid="001e7528" officeooo:paragraph-rsid="001e7528"/>
    </style:style>
    <style:style style:name="P51" style:family="paragraph" style:parent-style-name="Text_20_body" style:list-style-name="L9">
      <style:paragraph-properties fo:text-align="justify" style:justify-single-word="false"/>
      <style:text-properties fo:color="#000000"/>
    </style:style>
    <style:style style:name="P52" style:family="paragraph" style:parent-style-name="Text_20_body" style:list-style-name="L9">
      <style:paragraph-properties fo:text-align="justify" style:justify-single-word="false"/>
      <style:text-properties fo:color="#000000" officeooo:rsid="00178ac7" officeooo:paragraph-rsid="00178ac7"/>
    </style:style>
    <style:style style:name="P53" style:family="paragraph" style:parent-style-name="Text_20_body" style:list-style-name="L9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P54" style:family="paragraph" style:parent-style-name="Text_20_body" style:list-style-name="L9">
      <style:paragraph-properties fo:text-align="justify" style:justify-single-word="false"/>
      <style:text-properties fo:color="#000000" fo:font-weight="normal" officeooo:rsid="0015faa4" officeooo:paragraph-rsid="0015faa4" style:font-weight-asian="normal" style:font-weight-complex="normal"/>
    </style:style>
    <style:style style:name="P55" style:family="paragraph" style:parent-style-name="Text_20_body" style:list-style-name="L9">
      <style:paragraph-properties fo:text-align="justify" style:justify-single-word="false"/>
      <style:text-properties fo:color="#000000" style:text-underline-style="none" fo:font-weight="normal" officeooo:rsid="001357f4" officeooo:paragraph-rsid="0014a13e" style:font-weight-asian="normal" style:font-weight-complex="normal"/>
    </style:style>
    <style:style style:name="P56" style:family="paragraph" style:parent-style-name="Text_20_body" style:list-style-name="L9">
      <style:paragraph-properties fo:text-align="justify" style:justify-single-word="false"/>
      <style:text-properties fo:color="#000000" style:text-underline-style="none" fo:font-weight="normal" officeooo:rsid="0015faa4" officeooo:paragraph-rsid="0015faa4" style:font-weight-asian="normal" style:font-weight-complex="normal"/>
    </style:style>
    <style:style style:name="P57" style:family="paragraph" style:parent-style-name="Text_20_body" style:list-style-name="L9">
      <style:paragraph-properties fo:text-align="justify" style:justify-single-word="false"/>
      <style:text-properties fo:color="#000000" style:text-underline-style="none" fo:font-weight="normal" officeooo:rsid="0015faa4" officeooo:paragraph-rsid="00178ac7" style:font-weight-asian="normal" style:font-weight-complex="normal"/>
    </style:style>
    <style:style style:name="P58" style:family="paragraph" style:parent-style-name="Text_20_body" style:list-style-name="L9">
      <style:paragraph-properties fo:text-align="justify" style:justify-single-word="false"/>
      <style:text-properties fo:color="#000000" style:text-underline-style="none" fo:font-weight="normal" officeooo:rsid="0019a155" officeooo:paragraph-rsid="0019a155" style:font-weight-asian="normal" style:font-weight-complex="normal"/>
    </style:style>
    <style:style style:name="P59" style:family="paragraph" style:parent-style-name="Text_20_body" style:list-style-name="L9">
      <style:paragraph-properties fo:text-align="justify" style:justify-single-word="false"/>
      <style:text-properties fo:color="#000000" style:text-underline-style="none" fo:font-weight="normal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size="9pt" fo:font-weight="normal" officeooo:rsid="002626e3" officeooo:paragraph-rsid="0056a620" style:font-size-asian="9pt" style:font-weight-asian="normal" style:font-size-complex="9pt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size="9pt" fo:font-weight="normal" officeooo:rsid="0056a620" officeooo:paragraph-rsid="0056a620" style:font-size-asian="9pt" style:font-weight-asian="normal" style:font-size-complex="9pt" style:font-weight-complex="normal"/>
    </style:style>
    <style:style style:name="P62" style:family="paragraph" style:parent-style-name="Heading_20_1">
      <style:paragraph-properties fo:text-align="center" style:justify-single-word="false"/>
    </style:style>
    <style:style style:name="P63" style:family="paragraph" style:parent-style-name="Heading_20_1">
      <style:paragraph-properties fo:text-align="justify" style:justify-single-word="false"/>
    </style:style>
    <style:style style:name="P64" style:family="paragraph" style:parent-style-name="Heading_20_1" style:list-style-name="">
      <style:paragraph-properties fo:text-align="justify" style:justify-single-word="false" fo:orphans="2" fo:widows="2" fo:hyphenation-ladder-count="no-limit"/>
      <style:text-properties fo:hyphenate="false" fo:hyphenation-remain-char-count="2" fo:hyphenation-push-char-count="2"/>
    </style:style>
    <style:style style:name="P65" style:family="paragraph" style:parent-style-name="Heading_20_1">
      <style:paragraph-properties fo:text-align="justify" style:justify-single-word="false" fo:break-before="page"/>
    </style:style>
    <style:style style:name="P66" style:family="paragraph" style:parent-style-name="Heading_20_2">
      <style:paragraph-properties fo:text-align="justify" style:justify-single-word="false"/>
    </style:style>
    <style:style style:name="P67" style:family="paragraph" style:parent-style-name="Heading_20_2">
      <style:paragraph-properties fo:margin-left="0cm" fo:margin-right="0cm" fo:text-align="justify" style:justify-single-word="false" fo:text-indent="0cm" style:auto-text-indent="false"/>
    </style:style>
    <style:style style:name="P68" style:family="paragraph" style:parent-style-name="Heading_20_2" style:list-style-name="">
      <style:paragraph-properties fo:margin-left="0cm" fo:margin-right="0cm" fo:text-align="justify" style:justify-single-word="false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69" style:family="paragraph" style:parent-style-name="Heading_20_2">
      <style:paragraph-properties fo:margin-left="0cm" fo:margin-right="0cm" fo:text-align="justify" style:justify-single-word="false" fo:text-indent="0cm" style:auto-text-indent="false" fo:break-before="page"/>
    </style:style>
    <style:style style:name="P70" style:family="paragraph" style:parent-style-name="Heading_20_3">
      <style:paragraph-properties fo:text-align="justify" style:justify-single-word="false"/>
    </style:style>
    <style:style style:name="P71" style:family="paragraph" style:parent-style-name="Table_20_Contents">
      <style:paragraph-properties fo:text-align="center" style:justify-single-word="false"/>
      <style:text-properties fo:font-size="9pt" officeooo:rsid="00555b8a" officeooo:paragraph-rsid="00555b8a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9883" style:font-weight-asian="normal" style:font-weight-complex="normal"/>
    </style:style>
    <style:style style:name="T4" style:family="text">
      <style:text-properties fo:font-weight="normal" officeooo:rsid="0014a13e" style:font-weight-asian="normal" style:font-weight-complex="normal"/>
    </style:style>
    <style:style style:name="T5" style:family="text">
      <style:text-properties fo:font-weight="normal" officeooo:rsid="00529222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weight="normal" officeooo:rsid="0020775f" style:font-weight-asian="normal" style:font-weight-complex="normal"/>
    </style:style>
    <style:style style:name="T9" style:family="text">
      <style:text-properties fo:color="#000000" fo:font-weight="normal" officeooo:rsid="001e7528" style:font-weight-asian="normal" style:font-weight-complex="normal"/>
    </style:style>
    <style:style style:name="T10" style:family="text">
      <style:text-properties fo:color="#000000" style:text-underline-style="none" fo:font-weight="normal" style:font-weight-asian="normal" style:font-weight-complex="normal"/>
    </style:style>
    <style:style style:name="T11" style:family="text">
      <style:text-properties officeooo:rsid="000115f8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d7751"/>
    </style:style>
    <style:style style:name="T14" style:family="text">
      <style:text-properties officeooo:rsid="0006842c"/>
    </style:style>
    <style:style style:name="T15" style:family="text">
      <style:text-properties officeooo:rsid="00084ae3"/>
    </style:style>
    <style:style style:name="T16" style:family="text">
      <style:text-properties officeooo:rsid="001357f4"/>
    </style:style>
    <style:style style:name="T17" style:family="text">
      <style:text-properties officeooo:rsid="0014a13e"/>
    </style:style>
    <style:style style:name="T18" style:family="text">
      <style:text-properties officeooo:rsid="0015faa4"/>
    </style:style>
    <style:style style:name="T19" style:family="text">
      <style:text-properties officeooo:rsid="00178ac7"/>
    </style:style>
    <style:style style:name="T20" style:family="text">
      <style:text-properties officeooo:rsid="001d7751"/>
    </style:style>
    <style:style style:name="T21" style:family="text">
      <style:text-properties officeooo:rsid="001e7528"/>
    </style:style>
    <style:style style:name="T22" style:family="text">
      <style:text-properties officeooo:rsid="0020775f"/>
    </style:style>
    <style:style style:name="T23" style:family="text">
      <style:text-properties officeooo:rsid="0027bb9b"/>
    </style:style>
    <style:style style:name="T24" style:family="text">
      <style:text-properties officeooo:rsid="00297784"/>
    </style:style>
    <style:style style:name="T25" style:family="text">
      <style:text-properties officeooo:rsid="002ae741"/>
    </style:style>
    <style:style style:name="T26" style:family="text">
      <style:text-properties officeooo:rsid="0031601d"/>
    </style:style>
    <style:style style:name="T27" style:family="text">
      <style:text-properties officeooo:rsid="000f6c15"/>
    </style:style>
    <style:style style:name="T28" style:family="text">
      <style:text-properties officeooo:rsid="00389fa1"/>
    </style:style>
    <style:style style:name="T29" style:family="text">
      <style:text-properties officeooo:rsid="003f615b"/>
    </style:style>
    <style:style style:name="T30" style:family="text">
      <style:text-properties officeooo:rsid="0042e26f"/>
    </style:style>
    <style:style style:name="T31" style:family="text">
      <style:text-properties officeooo:rsid="00436dd5"/>
    </style:style>
    <style:style style:name="T32" style:family="text">
      <style:text-properties officeooo:rsid="0046b800"/>
    </style:style>
    <style:style style:name="T33" style:family="text">
      <style:text-properties officeooo:rsid="00486005"/>
    </style:style>
    <style:style style:name="T34" style:family="text">
      <style:text-properties officeooo:rsid="004a5a6e"/>
    </style:style>
    <style:style style:name="T35" style:family="text">
      <style:text-properties officeooo:rsid="004afd80"/>
    </style:style>
    <style:style style:name="T36" style:family="text">
      <style:text-properties officeooo:rsid="0054610c"/>
    </style:style>
    <style:style style:name="T37" style:family="text">
      <style:text-properties officeooo:rsid="00555b8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h text:style-name="P62" text:outline-level="1" text:is-list-header="true"/>
      <text:h text:style-name="P62" text:outline-level="1" text:is-list-header="true"/>
      <text:p text:style-name="P4"/>
      <text:p text:style-name="P4"/>
      <text:h text:style-name="P62" text:outline-level="1" text:is-list-header="true"/>
      <text:h text:style-name="P62" text:outline-level="1" text:is-list-header="true"><text:bookmark-start text:name="__RefHeading__3_1902099664"/>Consolidación de Tecnologías de la Información y las Comunicaciones.<text:bookmark-end text:name="__RefHeading__3_1902099664"/></text:h>
      <text:p text:style-name="P5">Régimen de Dictado (Cuatrimestral - 20<text:span text:style-name="T37">20</text:span>)</text:p>
      <text:p text:style-name="P4"/>
      <text:p text:style-name="P5"/>
      <text:p text:style-name="P5"/>
      <text:p text:style-name="P5"/>
      <text:p text:style-name="P5"/>
      <text:p text:style-name="P5">Ing. Gabriel E. Arellano</text:p>
      <text:p text:style-name="P21"/>
      <text:section text:style-name="Sect1" text:name="Section1">
        <text:p text:style-name="P24">Índice de Contenidos</text:p>
      </text:section>
      <text:table-of-content text:style-name="Sect2" text:name="Table of Contents1">
        <text:table-of-content-source text:outline-level="1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cm" style:leader-char=".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1cm" style:leader-char=".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2cm" style:leader-char=".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er"/>
            <text:index-source-style text:style-name="Heading_20_1"/>
          </text:index-source-styles>
        </text:table-of-content-source>
        <text:index-body>
          <text:p text:style-name="P30"><text:a xlink:type="simple" xlink:href="#__RefHeading__1_1902099664" text:style-name="Index_20_Link" text:visited-style-name="Index_20_Link"><text:tab/>1</text:a></text:p>
          <text:p text:style-name="P30"><text:a xlink:type="simple" xlink:href="#__RefHeading__3_1902099664" text:style-name="Index_20_Link" text:visited-style-name="Index_20_Link">Consolidación de Tecnologías de la Información y las Comunicaciones.<text:tab/>1</text:a></text:p>
          <text:p text:style-name="P30"><text:a xlink:type="simple" xlink:href="#__RefHeading__5_1902099664" text:style-name="Index_20_Link" text:visited-style-name="Index_20_Link">Datos de la Asignatura<text:tab/>3</text:a></text:p>
          <text:p text:style-name="P30"><text:a xlink:type="simple" xlink:href="#__RefHeading__7_1902099664" text:style-name="Index_20_Link" text:visited-style-name="Index_20_Link">Fundamentación de la materia<text:tab/>4</text:a></text:p>
          <text:p text:style-name="P30"><text:a xlink:type="simple" xlink:href="#__RefHeading__9_1902099664" text:style-name="Index_20_Link" text:visited-style-name="Index_20_Link">Objetivos y/o Propósitos<text:tab/>4</text:a></text:p>
          <text:p text:style-name="P30"><text:a xlink:type="simple" xlink:href="#__RefHeading__11_1902099664" text:style-name="Index_20_Link" text:visited-style-name="Index_20_Link">Programa sintético<text:tab/>4</text:a></text:p>
          <text:p text:style-name="P30"><text:a xlink:type="simple" xlink:href="#__RefHeading__13_1902099664" text:style-name="Index_20_Link" text:visited-style-name="Index_20_Link">Programa analítico<text:tab/>5</text:a></text:p>
          <text:p text:style-name="P30"><text:a xlink:type="simple" xlink:href="#__RefHeading__15_1902099664" text:style-name="Index_20_Link" text:visited-style-name="Index_20_Link">Metodología de enseñanza-aprendizaje<text:tab/>5</text:a></text:p>
          <text:p text:style-name="P30"><text:a xlink:type="simple" xlink:href="#__RefHeading__17_1902099664" text:style-name="Index_20_Link" text:visited-style-name="Index_20_Link">Evaluación<text:tab/>6</text:a></text:p>
          <text:p text:style-name="P30"><text:a xlink:type="simple" xlink:href="#__RefHeading__19_1902099664" text:style-name="Index_20_Link" text:visited-style-name="Index_20_Link">Seguimiento, orientación y apoyo a los alumnos<text:tab/>6</text:a></text:p>
          <text:p text:style-name="P30"><text:a xlink:type="simple" xlink:href="#__RefHeading__21_1902099664" text:style-name="Index_20_Link" text:visited-style-name="Index_20_Link">Integración con otras materias<text:tab/>7</text:a></text:p>
          <text:p text:style-name="P30"><text:a xlink:type="simple" xlink:href="#__RefHeading__23_1902099664" text:style-name="Index_20_Link" text:visited-style-name="Index_20_Link">Bibliografía<text:tab/>8</text:a></text:p>
          <text:p text:style-name="P30"><text:a xlink:type="simple" xlink:href="#__RefHeading__25_1902099664" text:style-name="Index_20_Link" text:visited-style-name="Index_20_Link">Recursos Didácticos<text:tab/>10</text:a></text:p>
          <text:p text:style-name="P30"><text:a xlink:type="simple" xlink:href="#__RefHeading__27_1902099664" text:style-name="Index_20_Link" text:visited-style-name="Index_20_Link">Cronograma de clases<text:tab/>11</text:a></text:p>
        </text:index-body>
      </text:table-of-content>
      <text:section text:style-name="Sect3" text:name="Section3">
        <text:h text:style-name="P65" text:outline-level="1"><text:bookmark-start text:name="__RefHeading__5_1902099664"/>Datos de la Asignatura<text:bookmark-end text:name="__RefHeading__5_1902099664"/></text:h>
        <text:p text:style-name="P6"/>
        <text:p text:style-name="P8"><text:span text:style-name="T1">Carrera:</text:span> Ingeniería en Sistemas de Información</text:p>
        <text:p text:style-name="P6">Asignatura: <text:span text:style-name="T2">Consolidación de Tecnologías de la Información y las Comunicaciones.</text:span></text:p>
        <text:p text:style-name="P7">Código: <text:span text:style-name="T3">K955Q</text:span></text:p>
        <text:p text:style-name="P7">Docente <text:span text:style-name="T12">Responsable</text:span>: <text:span text:style-name="T2">Ing. Gabriel E. Arellano</text:span></text:p>
        <text:p text:style-name="P6">Cargo y situación: <text:span text:style-name="T2">Profesor Adjunto </text:span><text:span text:style-name="T5">Interino</text:span></text:p>
        <text:p text:style-name="P6">Área: <text:span text:style-name="T2">Computación</text:span></text:p>
        <text:p text:style-name="P6">Bloque Curricular:<text:span text:style-name="T2"> Tecnología Aplicada</text:span> </text:p>
        <text:p text:style-name="P8"><text:span text:style-name="T1">Carácter:</text:span> Electiva</text:p>
        <text:p text:style-name="P6">Régimen de Dictado: <text:span text:style-name="T2">Cuatrimestral</text:span></text:p>
        <text:p text:style-name="P8"><text:span text:style-name="T1">Horas:</text:span> <text:span text:style-name="T15">3</text:span> horas semanales al año.</text:p>
        <text:h text:style-name="P66" text:outline-level="2"/>
        <text:h text:style-name="P66" text:outline-level="2">Composición del Equipo Docente</text:h>
        <text:h text:style-name="P70" text:outline-level="3">Profesor:</text:h>
        <text:p text:style-name="P6">Apellido y nombre: <text:span text:style-name="T2">Gabriel E. Arellano</text:span></text:p>
        <text:p text:style-name="P6">Título de grado: <text:span text:style-name="T2">Ingeniero en Sistemas de Información</text:span></text:p>
        <text:p text:style-name="P8"><text:span text:style-name="T1">Título de posgrado:</text:span> -</text:p>
        <text:p text:style-name="P6">Cargo docente: <text:span text:style-name="T6">Profesor Adjunto Ordinario</text:span></text:p>
        <text:h text:style-name="P70" text:outline-level="3">Auxiliar:</text:h>
        <text:p text:style-name="P8"><text:span text:style-name="T1">Apellido y nombre:</text:span> <text:span text:style-name="T17">Luis Emilio Farabello</text:span></text:p>
        <text:p text:style-name="P6">Título de grado: <text:span text:style-name="T4">Ingeniero en Sistemas de Información</text:span></text:p>
        <text:p text:style-name="P8"><text:span text:style-name="T1">Título de posgrado:</text:span> -<text:span text:style-name="T1"> </text:span></text:p>
        <text:p text:style-name="P8"><text:span text:style-name="T1">Cargo docente:</text:span> <text:span text:style-name="T17">Auxiliar de T.P. Interino</text:span></text:p>
        <text:h text:style-name="P63" text:outline-level="1" text:is-list-header="true"/>
        <text:h text:style-name="P65" text:outline-level="1"><text:bookmark-start text:name="__RefHeading__7_1902099664"/>Fundamentación de la materia<text:bookmark-end text:name="__RefHeading__7_1902099664"/></text:h>
        <text:p text:style-name="P3"/>
        <text:p text:style-name="P3"/>
        <text:h text:style-name="P63" text:outline-level="1"><text:bookmark-start text:name="__RefHeading__9_1902099664"/>Objetivos y/o Propósitos<text:bookmark-end text:name="__RefHeading__9_1902099664"/></text:h>
        <text:p text:style-name="P8"/>
        <text:p text:style-name="P8">Capacitar al alumno en el análisis, diseño e implementación de infraestructura que soporte el funcionamiento de los sistemas de información, utilizando tecnologías de virtualización que permitan consolidar los servidores, el almacenamiento y las comunicaciones de la organización.</text:p>
        <text:p text:style-name="P8">Se desea que al aprobar la materia, el alumno:</text:p>
        <text:list xml:id="list1464585589" text:style-name="L1">
          <text:list-item>
            <text:p text:style-name="P43">Esté familiarizado con las tecnologías empleadas en la consolidación de servidores. </text:p>
          </text:list-item>
          <text:list-item>
            <text:p text:style-name="P43">Pueda estructurar conceptualmente la infraestructura de base para el funcionamiento de los sistemas de información. </text:p>
          </text:list-item>
          <text:list-item>
            <text:p text:style-name="P43">Pueda analizar las infraestructuras existentes, plantear mejoras utilizando conceptos de consolidación y proyectar la utilización de plataformas de Cloud Computing dentro de una organización. </text:p>
          </text:list-item>
          <text:list-item>
            <text:p text:style-name="P43">Cuente con las herramientas conceptuales que le permitan encontrar las herramientas necesarias para plantear soluciones de infraestructura que se incorporen a los <text:span text:style-name="T36">proyectos de desarrollo e implementación de sistemas de información</text:span>.</text:p>
          </text:list-item>
        </text:list>
        <text:p text:style-name="P8"/>
        <text:h text:style-name="P63" text:outline-level="1"><text:bookmark-start text:name="__RefHeading__11_1902099664"/>Programa sintético<text:bookmark-end text:name="__RefHeading__11_1902099664"/></text:h>
        <text:p text:style-name="P8"/>
        <text:p text:style-name="P8">A continuación se enuncia el programa sintético de la materia:</text:p>
        <text:p text:style-name="P11">“Problemas de los Centros de Cómputo. Tecnologías de Consolidación de Servidores: Emulación, Virtualización, Paravirtualización y Máquinas Virtuales de Proceso. Tecnologías de Consolidación de Almacenamiento y Redes: NAS/SAN, VLAN, VPN. Construyendo y Administrando una Infraestructura Virtualizada. Cloud Computing: Nubes Privadas, Nubes Públicas, Cuestiones de Seguridad y Governance en Nubes Públicas.” </text:p>
        <text:p text:style-name="P8"/>
        <text:h text:style-name="P64" text:outline-level="1"/>
        <text:h text:style-name="P65" text:outline-level="1"><text:bookmark-start text:name="__RefHeading__13_1902099664"/>Programa analítico<text:bookmark-end text:name="__RefHeading__13_1902099664"/></text:h>
        <text:p text:style-name="P8"/>
        <text:p text:style-name="P8">Aquí se detalla el programa analítico de la cátedra:</text:p>
        <text:p text:style-name="P6">Unidad 1: Introducción a la Consolidación de TICs</text:p>
        <text:p text:style-name="P8">Problemas de los Centros de Cómputo. Consolidación de Servidores. Tipos de Consolidación de Servidores. Consolidación de Almacenamiento y Redes. Tecnologías de Consolidación de Almacenamiento y Redes. La Virtualización en el Centro de Cómputo. Ventajas y Desventajas de la Virtualización como Herramienta de Consolidación.</text:p>
        <text:p text:style-name="P6">Unidad 2: Tecnologías de Consolidación de Servidores</text:p>
        <text:p text:style-name="P10">Tecnologías de Virtualización de Escritorio y de Servidores. Casos de Estudio: VirtualBox, KVM+QEmu. Paravirtualización y Máquinas Virtuales de Proceso: <text:s/>Casos de Estudio: <text:span text:style-name="T17">LxC, Docker</text:span>.</text:p>
        <text:p text:style-name="P6">Unidad 3: Tecnologías de Consolidación de Almacenamiento y Redes</text:p>
        <text:p text:style-name="P10">Tecnologías de Consolidación de Almacenamiento. Network-Attached Storage (SAN). Storage Area Network (SAN). Caso de Estudio: FreeNAS. Tecnologías de Consolidación de Redes. VLANs. <text:s/>VPN. Caso de Estudio: OpenVPN. <text:s/>Construyendo y Administrando una Infraestructura Virtualizada: <text:span text:style-name="T20">Casos de Estudio: Proxmox VE, Kubernetes, Rancher.</text:span></text:p>
        <text:p text:style-name="P6">Unidad 4: Cloud Computing</text:p>
        <text:p text:style-name="P8">Definiendo Cloud Computing . Nubes Privadas. Caso de Estudio: OpenStack. Nubes Públicas. Caso de Estudio: Google App Engine. Cuestiones de Seguridad y Governance en Nubes Públicas.</text:p>
        <text:p text:style-name="P8"/>
        <text:h text:style-name="P63" text:outline-level="1"><text:bookmark-start text:name="__RefHeading__15_1902099664"/>Metodología de enseñanza-aprendizaje<text:bookmark-end text:name="__RefHeading__15_1902099664"/></text:h>
        <text:p text:style-name="P8"/>
        <text:p text:style-name="P8">Se utilizará la enseñanza mediante la <text:span text:style-name="T21">presentación de los conceptos teóricos (utilizando presentaciones, pizarra y demostraciones) y a continuación la </text:span>resolución de <text:s/><text:span text:style-name="T21">prácticas de laboratorio </text:span>a fin de que los estudiantes apliquen los conocimientos presentados estimulándolos a resolverlos de la forma más eficaz y eficiente. </text:p>
        <text:p text:style-name="P8"/>
        <text:h text:style-name="P64" text:outline-level="1"/>
        <text:h text:style-name="P65" text:outline-level="1"><text:bookmark-start text:name="__RefHeading__17_1902099664"/>Evaluación<text:bookmark-end text:name="__RefHeading__17_1902099664"/></text:h>
        <text:p text:style-name="P8"/>
        <text:p text:style-name="P8">Para evaluar el desempeño y grado de cumplimiento de los objetivos por parte de los alumnos se emplearán diversos mecanismos, entre ellos: prácticas de laboratorio (exigiendo la entrega de informes), proyecto final de práctica, participación en clase y en las actividades <text:span text:style-name="T12">aúlicas</text:span>.</text:p>
        <text:p text:style-name="P17">El alumno deberá presentar durante la cursada una <text:span text:style-name="T11">propuesta de proyecto final, </text:span>con la aprobación de la citada propuesta, con nota igual o superior a <text:span text:style-name="T20">4</text:span>, accederá a la regularización de la materia. </text:p>
        <text:p text:style-name="P18">En caso de que el alumno presente y def<text:span text:style-name="T14">ienda</text:span> el informe del citado proyecto con una nota igual o superior a 7 antes del cierre de las notas del ciclo lectivo podrá acceder a la promoción directa de la asignatura.</text:p>
        <text:p text:style-name="P18">En caso de que el alumno no defienda el proyecto antes del cierre del ciclo lectivo o en la defensa obtenga una nota inferior a 7, quedará regular y deberá defender el proyecto en una mesa de examen final.</text:p>
        <text:p text:style-name="P9"/>
        <text:h text:style-name="P63" text:outline-level="1"><text:bookmark-start text:name="__RefHeading__19_1902099664"/>Seguimiento, orientación y apoyo a los alumnos<text:bookmark-end text:name="__RefHeading__19_1902099664"/></text:h>
        <text:p text:style-name="P8"/>
        <text:p text:style-name="P8">Se establece <text:span text:style-name="T21">un</text:span> día de la semana para que los alumnos realicen consultas presenciales extra-clase, en <text:span text:style-name="T21">el cual</text:span> el docente a cargo de la cátedra estará a disposición de los alumnos para evacuar dudas sobre aspectos teóricos o prácticos de la asignatura:</text:p>
        <text:list xml:id="list3765238649" text:style-name="L2">
          <text:list-item>
            <text:p text:style-name="P50">Miércoles: <text:s/>17 a 19 hs. Oficina 35.</text:p>
          </text:list-item>
        </text:list>
        <text:p text:style-name="P8">Además se brindan diversos mecanismos no presenciales para brindar apoyo a los alumnos:</text:p>
        <text:list xml:id="list3300720985" text:style-name="L3">
          <text:list-item>
            <text:p text:style-name="P44"><text:span text:style-name="T20">Contacto a través de la página</text:span> Facebook de la cátedra.</text:p>
          </text:list-item>
          <text:list-item>
            <text:p text:style-name="P44">Los alumnos además cuentan con las cuentas de correo electrónico <text:span text:style-name="T20">de los </text:span><text:span text:style-name="T13">docentes</text:span> para ponerse en contacto <text:span text:style-name="T20">y realizar consultas</text:span>.</text:p>
          </text:list-item>
        </text:list>
        <text:p text:style-name="P8"/>
        <text:h text:style-name="P64" text:outline-level="1"/>
        <text:h text:style-name="P65" text:outline-level="1"><text:bookmark-start text:name="__RefHeading__21_1902099664"/>Integración con otras materias<text:bookmark-end text:name="__RefHeading__21_1902099664"/></text:h>
        <text:p text:style-name="P8"/>
        <text:p text:style-name="P8">La cátedra se integra al resto de las materias de la carrera como se detalla en la presente sección.</text:p>
        <text:h text:style-name="P66" text:outline-level="2">Integración vertical</text:h>
        <text:p text:style-name="P8">La cátedra toma elementos de las siguientes asignaturas:</text:p>
        <text:list xml:id="list3501199550" text:style-name="L4">
          <text:list-item>
            <text:p text:style-name="P45">K9515 - Arquitectura de Computadoras </text:p>
          </text:list-item>
          <text:list-item>
            <text:p text:style-name="P45">K952A - Sistemas Operativos</text:p>
          </text:list-item>
          <text:list-item>
            <text:p text:style-name="P45">K9537 - Redes de Información</text:p>
          </text:list-item>
        </text:list>
        <text:p text:style-name="P8"/>
        <text:p text:style-name="P8">La cátedra contribuye elementos a las siguientes asignaturas:</text:p>
        <text:list xml:id="list833271615241" text:continue-numbering="true" text:style-name="L4">
          <text:list-item>
            <text:p text:style-name="P46">K955G - Desarrollo de Aplicaciones Cliente-Servidor</text:p>
          </text:list-item>
        </text:list>
        <text:p text:style-name="P8"/>
        <text:p text:style-name="P8">Por lo cual, para cursar la materia es <text:span text:style-name="T17">recomendable</text:span>:</text:p>
        <text:p text:style-name="P8">Tener Aprobadas:</text:p>
        <text:list xml:id="list3827731066" text:style-name="L5">
          <text:list-item>
            <text:p text:style-name="P47">K952A - Sistemas Operativos</text:p>
          </text:list-item>
          <text:list-item>
            <text:p text:style-name="P47">K951E - Inglés II</text:p>
          </text:list-item>
        </text:list>
        <text:p text:style-name="P8">Tener Regularizadas:</text:p>
        <text:list xml:id="list3936749425" text:style-name="L6">
          <text:list-item>
            <text:p text:style-name="P48">K9537 - Redes de Información</text:p>
          </text:list-item>
        </text:list>
        <text:p text:style-name="P8"/>
        <text:p text:style-name="P8">Y, para aprobar/promover la materia <text:span text:style-name="T17">sería recomendable</text:span>:</text:p>
        <text:p text:style-name="P8">Tener Aprobadas:</text:p>
        <text:list xml:id="list2809647478" text:style-name="L7">
          <text:list-item>
            <text:p text:style-name="P49">K9537 - Redes de Información</text:p>
          </text:list-item>
        </text:list>
        <text:p text:style-name="P8"/>
        <text:h text:style-name="P66" text:outline-level="2">Integración horizontal</text:h>
        <text:p text:style-name="P8">La integra horizontalmente con las siguientes asignaturas:</text:p>
        <text:list xml:id="list831553219360" text:continue-list="list833271615241" text:style-name="L4">
          <text:list-item>
            <text:p text:style-name="P46">K955J - Seguridad en Sistemas de Información</text:p>
          </text:list-item>
          <text:list-item>
            <text:p text:style-name="P45">K955G - Proyecto Final (Integradora)</text:p>
          </text:list-item>
        </text:list>
        <text:p text:style-name="P8"/>
        <text:h text:style-name="P64" text:outline-level="1"/>
        <text:h text:style-name="P65" text:outline-level="1"><text:bookmark-start text:name="__RefHeading__23_1902099664"/>Bibliografía<text:bookmark-end text:name="__RefHeading__23_1902099664"/></text:h>
        <text:h text:style-name="P67" text:outline-level="2" text:restart-numbering="true" text:start-value="-1">Obligatoria:</text:h>
        <text:list xml:id="list1163777017" text:style-name="L8">
          <text:list-item>
            <text:p text:style-name="P32">“<text:bookmark-start text:name="__DdeLink__608_1014933110"/>QEMU, Kernel-based Virtual Machine (KVM), Xen &amp; libvirt<text:bookmark-end text:name="__DdeLink__608_1014933110"/>” <text:line-break/><text:bookmark-start text:name="__DdeLink__610_1014933110"/>R. Warnke, T. Ritzau<text:bookmark-end text:name="__DdeLink__610_1014933110"/>. <text:line-break/>Editorial <text:bookmark-start text:name="__DdeLink__612_1014933110"/>Books on Demand GmbH, Norderstedt.<text:bookmark-end text:name="__DdeLink__612_1014933110"/> <text:bookmark-start text:name="__DdeLink__614_1014933110"/>Edición 2010.<text:bookmark-end text:name="__DdeLink__614_1014933110"/> <text:line-break/>ISBN: <text:bookmark-start text:name="__DdeLink__616_1014933110"/>978-3-8370-0876-0.<text:bookmark-end text:name="__DdeLink__616_1014933110"/><text:line-break/><text:span text:style-name="T25">Disponible en formato Wiki en: </text:span><text:a xlink:type="simple" xlink:href="http://qemu-buch.de/" text:style-name="Internet_20_link" text:visited-style-name="Visited_20_Internet_20_Link">http://qemu-buch.de</text:a> <text:line-break/><text:span text:style-name="T27">Disponible para descarga en: </text:span><text:a xlink:type="simple" xlink:href="https://es.scribd.com/doc/81876926/QEMU" text:style-name="Internet_20_link" text:visited-style-name="Visited_20_Internet_20_Link"><text:span text:style-name="T27">https://scribd.com/doc/81876926</text:span></text:a><text:span text:style-name="T27"> </text:span></text:p>
          </text:list-item>
          <text:list-item>
            <text:p text:style-name="P33">“<text:bookmark-start text:name="__DdeLink__608_10149331101"/><text:span text:style-name="T23">The Docker Book</text:span><text:bookmark-end text:name="__DdeLink__608_10149331101"/>”<text:line-break/><text:bookmark-start text:name="__DdeLink__610_10149331101"/><text:span text:style-name="T23">James Turnbull</text:span><text:bookmark-end text:name="__DdeLink__610_10149331101"/>. <text:line-break/><text:span text:style-name="T23">Version: v17.03.0</text:span><text:bookmark-start text:name="__DdeLink__614_10149331101"/>.<text:bookmark-end text:name="__DdeLink__614_10149331101"/> <text:span text:style-name="T23">Edición 2017.<text:line-break/>ISBN: 978-0-9888202-0-3.</text:span><text:line-break/><text:span text:style-name="T23">Disponible en</text:span><text:bookmark-start text:name="__DdeLink__616_10149331101"/><text:span text:style-name="T23">:</text:span><text:bookmark-end text:name="__DdeLink__616_10149331101"/><text:span text:style-name="T23"> </text:span><text:a xlink:type="simple" xlink:href="https://github.com/eduleboss/the-best-docker-books" text:style-name="Internet_20_link" text:visited-style-name="Visited_20_Internet_20_Link"><text:span text:style-name="T23">https://github.com/eduleboss/the-best-docker-books</text:span></text:a><text:span text:style-name="T23"> </text:span></text:p>
          </text:list-item>
          <text:list-item>
            <text:p text:style-name="P34">“<text:bookmark-start text:name="__DdeLink__628_10149331101"/><text:span text:style-name="T26">Exploring </text:span><text:bookmark-end text:name="__DdeLink__628_10149331101"/><text:span text:style-name="T26">Kubernetes</text:span>” <text:line-break/><text:bookmark-start text:name="__DdeLink__630_10149331101"/>Marko Lukša<text:bookmark-end text:name="__DdeLink__630_10149331101"/><text:span text:style-name="T26">.</text:span> <text:line-break/>Editorial <text:bookmark-start text:name="__DdeLink__632_10149331101"/><text:span text:style-name="T26">M</text:span><text:bookmark-end text:name="__DdeLink__632_10149331101"/><text:span text:style-name="T26">anning</text:span>. <text:bookmark-start text:name="__DdeLink__634_10149331101"/>Edición 201<text:bookmark-end text:name="__DdeLink__634_10149331101"/><text:span text:style-name="T30">7</text:span>.<text:line-break/><text:bookmark-start text:name="__DdeLink__636_10149331101"/><text:span text:style-name="T26">ISBN </text:span><text:bookmark-end text:name="__DdeLink__636_10149331101"/>978-1617295539.<text:line-break/><text:span text:style-name="T26">Disponible en: </text:span><text:a xlink:type="simple" xlink:href="https://www.manning.com/books/exploring-kubernetes" text:style-name="Internet_20_link" text:visited-style-name="Visited_20_Internet_20_Link"><text:span text:style-name="T26">https://www.manning.com/books/exploring-kubernetes</text:span></text:a><text:span text:style-name="T26"> </text:span></text:p>
          </text:list-item>
          <text:list-item>
            <text:p text:style-name="P35">“<text:bookmark-start text:name="__DdeLink__618_1014933110"/>Introduction to Storage Area Networks<text:bookmark-end text:name="__DdeLink__618_1014933110"/>”<text:line-break/>Tate, <text:bookmark-start text:name="__DdeLink__620_1014933110"/>Beck, Ibarra, Kumaravel, Miklas<text:bookmark-end text:name="__DdeLink__620_1014933110"/><text:line-break/>IBM Redbooks publications. <text:span text:style-name="T24">9n</text:span><text:bookmark-start text:name="__DdeLink__624_1014933110"/>a. Edición (201<text:span text:style-name="T24">7</text:span>)<text:bookmark-end text:name="__DdeLink__624_1014933110"/>.<text:line-break/><text:span text:style-name="T24">ISBN: </text:span>978-0738442884.<text:bookmark-start text:name="__DdeLink__626_1014933110"/><text:line-break/><text:span text:style-name="T24">Disponible en: </text:span><text:a xlink:type="simple" xlink:href="http://www.redbooks.ibm.com/abstracts/sg245470.html" text:style-name="Internet_20_link" text:visited-style-name="Visited_20_Internet_20_Link"><text:span text:style-name="T24">http://www.redbooks.ibm.com/abstracts/sg245470.html</text:span></text:a><text:span text:style-name="T24"> </text:span><text:s/><text:bookmark-end text:name="__DdeLink__626_1014933110"/></text:p>
          </text:list-item>
          <text:list-item>
            <text:p text:style-name="P36">“<text:bookmark-start text:name="__DdeLink__628_1014933110"/><text:span text:style-name="T26">Exploring Cloud Computing</text:span><text:bookmark-end text:name="__DdeLink__628_1014933110"/>” <text:line-break/><text:bookmark-start text:name="__DdeLink__630_1014933110"/><text:span text:style-name="T26">Michael Wittig and Andreas Wittig</text:span><text:bookmark-end text:name="__DdeLink__630_1014933110"/><text:span text:style-name="T26">.</text:span> <text:line-break/>Editorial <text:bookmark-start text:name="__DdeLink__632_1014933110"/><text:span text:style-name="T26">M</text:span><text:bookmark-end text:name="__DdeLink__632_1014933110"/><text:span text:style-name="T26">anning</text:span>. <text:bookmark-start text:name="__DdeLink__634_1014933110"/>Edición 201<text:bookmark-end text:name="__DdeLink__634_1014933110"/><text:span text:style-name="T26">7</text:span>. <text:line-break/><text:bookmark-start text:name="__DdeLink__636_1014933110"/><text:span text:style-name="T26">ISBN 978-1617294877</text:span><text:bookmark-end text:name="__DdeLink__636_1014933110"/>.<text:line-break/><text:span text:style-name="T26">Disponible en: </text:span><text:a xlink:type="simple" xlink:href="https://www.manning.com/books/exploring-cloud-computing" text:style-name="Internet_20_link" text:visited-style-name="Visited_20_Internet_20_Link"><text:span text:style-name="T26">https://www.manning.com/books/exploring-cloud-computing</text:span></text:a><text:span text:style-name="T26"> </text:span></text:p>
          </text:list-item>
        </text:list>
        <text:h text:style-name="P68" text:outline-level="2"/>
        <text:h text:style-name="P69" text:outline-level="2">Recomendada:</text:h>
        <text:list xml:id="list832021246993" text:continue-numbering="true" text:style-name="L8">
          <text:list-item>
            <text:p text:style-name="P38">“Virtual Machines: Versatile Platforms for Systems and Proces<text:span text:style-name="T31">s</text:span>es” <text:line-break/>J. Smith, R. Nair. <text:line-break/>Editorial Morgan Kaufman, Edición 2005. <text:line-break/>ISBN: 978-1558609105.</text:p>
          </text:list-item>
          <text:list-item>
            <text:p text:style-name="P39">“Containerization with LXC” <text:line-break/>Konstantin Ivanov. <text:line-break/>Editorial PACKT Publishing. Edición 20<text:span text:style-name="T32">17</text:span>. <text:line-break/>ISBN: 978-1-78588-894-6.</text:p>
          </text:list-item>
          <text:list-item>
            <text:p text:style-name="P40">“Kubernetes: Up and Running” <text:line-break/>K. Hightower, B. Burns, J. Beda. <text:line-break/>Editorial <text:span text:style-name="T34">O’Reilly</text:span>. Edición 20<text:span text:style-name="T32">17</text:span>. <text:line-break/>ISBN: 978-1-491-93567-5.</text:p>
          </text:list-item>
          <text:list-item>
            <text:p text:style-name="P37">“<text:span text:style-name="T35">Kubernetes in Action</text:span>” <text:line-break/><text:bookmark-start text:name="__DdeLink__630_101493311011"/><text:span text:style-name="T35">M</text:span><text:bookmark-end text:name="__DdeLink__630_101493311011"/><text:span text:style-name="T35">arko Luksa.</text:span> <text:line-break/>Editorial <text:bookmark-start text:name="__DdeLink__632_101493311011"/><text:span text:style-name="T26">M</text:span><text:bookmark-end text:name="__DdeLink__632_101493311011"/><text:span text:style-name="T26">anning</text:span>. <text:bookmark-start text:name="__DdeLink__634_101493311011"/>Edición 201<text:bookmark-end text:name="__DdeLink__634_101493311011"/><text:span text:style-name="T35">8</text:span>.<text:line-break/><text:bookmark-start text:name="__DdeLink__636_101493311011"/><text:span text:style-name="T26">ISBN </text:span><text:bookmark-end text:name="__DdeLink__636_101493311011"/><text:span text:style-name="T26">978-1-617-29372-6</text:span>.</text:p>
          </text:list-item>
          <text:list-item>
            <text:p text:style-name="P38">“Learning Proxmox VE” <text:line-break/>Rik Goldman. <text:line-break/>Editorial PACKT Publishing. Edición 20<text:span text:style-name="T33">16</text:span>. <text:line-break/>ISBN: 978-1-78398-178-6.</text:p>
          </text:list-item>
          <text:list-item>
            <text:p text:style-name="P41">“Extending Docker” <text:line-break/>Russ McKendrick. <text:line-break/>Editorial PACKT Publishing. Edición 20<text:span text:style-name="T33">16</text:span>. <text:line-break/>ISBN: 978-1-78646-314-2.</text:p>
          </text:list-item>
          <text:list-item>
            <text:p text:style-name="P42">“Learning FreeNAS” <text:line-break/>Gary Sims. <text:line-break/>Editorial PACKT Publishing. Edición 2008. <text:line-break/>ISBN: 978-1-84719-468-8.</text:p>
          </text:list-item>
        </text:list>
        <text:h text:style-name="P65" text:outline-level="1"><text:bookmark-start text:name="__RefHeading__25_1902099664"/>Recursos Didácticos<text:bookmark-end text:name="__RefHeading__25_1902099664"/></text:h>
        <text:p text:style-name="P8"/>
        <text:p text:style-name="P12">A continuación enumeraremos los recursos didácticos empleados por la cátedra para fortalecer el aprendizaje significativo de los alumnos.</text:p>
        <text:h text:style-name="Heading_20_2" text:outline-level="2">Presentaciones</text:h>
        <text:p text:style-name="P12">En temáticas que se beneficien de la utilización de diapositivas, se emplearán presentaciones con ayuda de cañón.</text:p>
        <text:h text:style-name="Heading_20_2" text:outline-level="2">Guías de Laboratorio</text:h>
        <text:p text:style-name="P12">Para poder realizar una exploración empírica de los conceptos desarrollados en el aula se emplean un conjunto de guías prácticas a ser desarrolladas en el Laboratorio de Ingeniería en Sistemas de Información de la Facultad.</text:p>
        <text:p text:style-name="P12">Las <text:span text:style-name="T20">actividades</text:span> de laboratorio propuestas por la cátedra son las siguientes:</text:p>
        <text:list xml:id="list551612664" text:style-name="L9">
          <text:list-item>
            <text:p text:style-name="P51">VirtualBox: Virtualización de Escritorio empleando VirtualBox.</text:p>
          </text:list-item>
          <text:list-item>
            <text:p text:style-name="P52">VboxManage: Uso de VirtualBox en servidores.</text:p>
          </text:list-item>
          <text:list-item>
            <text:p text:style-name="P53">KVM+QEmu: Virtualización de Servidores usando KVM+QEmu.</text:p>
          </text:list-item>
          <text:list-item>
            <text:p text:style-name="P54">Vagrant: Creación y administración de máquinas virtuales para desarrollo utilizando vagrant.</text:p>
          </text:list-item>
          <text:list-item>
            <text:p text:style-name="P53"><text:span text:style-name="T16">LXC</text:span>: Virtualización de containers <text:span text:style-name="T20">LxC en </text:span>GNU/Linux.</text:p>
          </text:list-item>
          <text:list-item>
            <text:p text:style-name="P55">Docker: Máquinas virtuales de <text:span text:style-name="T18">aplicación</text:span> con Docker.</text:p>
          </text:list-item>
          <text:list-item>
            <text:p text:style-name="P56">Administración de configuraciones: <text:span text:style-name="T19">probar</text:span> herramientas de provisionamiento de maquinas virtuales y containers. <text:span text:style-name="T19">Se analizarán:</text:span> Chef, Puppet, Ansible y <text:span text:style-name="T19">Salt.</text:span></text:p>
          </text:list-item>
          <text:list-item>
            <text:p text:style-name="P53">FreeNAS: Montar y utilizar un disco iSCSI en un equipo con GNU/Linux. </text:p>
          </text:list-item>
          <text:list-item>
            <text:p text:style-name="P56">Proxmox V.E.: Implementar y administrar una infraestructura virtualizada utilizando Proxmox V.E.</text:p>
          </text:list-item>
          <text:list-item>
            <text:p text:style-name="P57">FreeNAS: Correr una máquina virtual o un container almacenado en el NAS.</text:p>
          </text:list-item>
          <text:list-item>
            <text:p text:style-name="P58">Orquestación de containers: <text:span text:style-name="T20">Uso de K</text:span>ubernetes <text:span text:style-name="T20">para administrar un cluster de containers.</text:span> </text:p>
          </text:list-item>
          <text:list-item>
            <text:p text:style-name="P59">Google App Engine: Desplegar y correr una aplicación <text:span text:style-name="T19">utilizando los servicios de </text:span>Google App Engine.</text:p>
          </text:list-item>
        </text:list>
        <text:p text:style-name="P12"/>
        <text:h text:style-name="P64" text:outline-level="1"/>
        <text:h text:style-name="P65" text:outline-level="1"><text:bookmark-start text:name="__RefHeading__27_1902099664"/>Cronograma de clases<text:bookmark-end text:name="__RefHeading__27_1902099664"/></text:h>
        <text:p text:style-name="P16"/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23">Clase</text:p>
              </table:table-cell>
              <table:table-cell table:style-name="Table1.B1" office:value-type="string">
                <text:p text:style-name="P22">Temas</text:p>
              </table:table-cell>
            </table:table-row>
          </table:table-header-rows>
          <table:table-row>
            <table:table-cell table:style-name="Table1.A2" office:value-type="string">
              <text:p text:style-name="P28"><text:span text:style-name="T37">04</text:span>/03</text:p>
            </table:table-cell>
            <table:table-cell table:style-name="Table1.B17" office:value-type="string">
              <text:p text:style-name="P25">Presentación de la Materia. Problemas de los Centros de Cómputo. Introducción a la consolidación de Servidores, Almacenamiento y Redes. La Virtualización en el Centro de Cómputo. Práctica: Virtualización de Escritorio empleando VirtualBox</text:p>
            </table:table-cell>
          </table:table-row>
          <table:table-row>
            <table:table-cell table:style-name="Table1.A2" office:value-type="string">
              <text:p text:style-name="P27"><text:span text:style-name="T37">11</text:span>/03</text:p>
            </table:table-cell>
            <table:table-cell table:style-name="Table1.B17" office:value-type="string">
              <text:p text:style-name="P20">Ventajas y Desventajas de la Virtualización como Herramienta de Consolidación. Tecnologías de Virtualización de Escritorio. <text:s/>Caso de Estudio: VirtualBox. Práctica: <text:span text:style-name="T22">Utilizando VirtualBox en servidores (VboxManage)</text:span>. Práctica: <text:span text:style-name="T22">Redes con VirtualBox</text:span>.</text:p>
            </table:table-cell>
          </table:table-row>
          <table:table-row>
            <table:table-cell table:style-name="Table1.A2" office:value-type="string">
              <text:p text:style-name="P27"><text:span text:style-name="T37">18</text:span>/03</text:p>
            </table:table-cell>
            <table:table-cell table:style-name="Table1.B17" office:value-type="string">
              <text:p text:style-name="P19">Tecnologías de Virtualización de Servidores. Caso de Estudio: KVM+QEmu. Práctica: <text:span text:style-name="T7">Virtualización de Servidores usando KVM+QEmu.</text:span></text:p>
            </table:table-cell>
          </table:table-row>
          <table:table-row>
            <table:table-cell table:style-name="Table1.A2" office:value-type="string">
              <text:p text:style-name="P27"><text:span text:style-name="T37">25</text:span>/0<text:span text:style-name="T37">3</text:span></text:p>
            </table:table-cell>
            <table:table-cell table:style-name="Table1.B17" office:value-type="string">
              <text:p text:style-name="P14">Maquinas virtuales para desarrolladores de aplicaciones. Práctica: Uso de Vagrant.</text:p>
            </table:table-cell>
          </table:table-row>
          <table:table-row>
            <table:table-cell table:style-name="Table1.A2" office:value-type="string">
              <text:p text:style-name="P27"><text:span text:style-name="T37">0</text:span>1/04</text:p>
            </table:table-cell>
            <table:table-cell table:style-name="Table1.B17" office:value-type="string">
              <text:p text:style-name="P13">Paravirtualización y Máquinas Virtuales de Proceso: <text:s/>Caso de Estudio: <text:span text:style-name="T21">LxC</text:span>. Práctica: Virtualización de containers <text:span text:style-name="T21">LxC en </text:span>GNU/Linux.</text:p>
            </table:table-cell>
          </table:table-row>
          <table:table-row>
            <table:table-cell table:style-name="Table1.A2" office:value-type="string">
              <text:p text:style-name="P26"><text:span text:style-name="T37">08</text:span>/04</text:p>
            </table:table-cell>
            <table:table-cell table:style-name="Table1.B17" office:value-type="string">
              <text:p text:style-name="P20"><text:span text:style-name="T7">Máquinas Virtuales de Proceso: <text:s/>Caso de Estudio: </text:span><text:span text:style-name="T9">Docker</text:span><text:span text:style-name="T7">. <text:s/></text:span><text:span text:style-name="T8">Práctica: Containers Docker. Práctica: Uso de Docker compose.</text:span></text:p>
            </table:table-cell>
          </table:table-row>
          <table:table-row>
            <table:table-cell table:style-name="Table1.A2" office:value-type="string">
              <text:p text:style-name="P29"><text:span text:style-name="T37">15</text:span>/04</text:p>
            </table:table-cell>
            <table:table-cell table:style-name="Table1.B17" office:value-type="string">
              <text:p text:style-name="P14">Herramientas de provisionamiento de máquinas virtuales y containers. Práctica: Provisionando containers Docker utiizando Puppet.</text:p>
            </table:table-cell>
          </table:table-row>
          <table:table-row>
            <table:table-cell table:style-name="Table1.A2" office:value-type="string">
              <text:p text:style-name="P29"><text:span text:style-name="T37">22</text:span>/<text:span text:style-name="T37">04</text:span></text:p>
            </table:table-cell>
            <table:table-cell table:style-name="Table1.B17" office:value-type="string">
              <text:p text:style-name="P60">Herramientas de orquestación de máquinas virtuales y containers. Práctica: Docker Machine y <text:span text:style-name="T29">Kubernetes.</text:span></text:p>
            </table:table-cell>
          </table:table-row>
          <table:table-row>
            <table:table-cell table:style-name="Table1.A2" office:value-type="string">
              <text:p text:style-name="P71">29/04</text:p>
            </table:table-cell>
            <table:table-cell table:style-name="Table1.B17" office:value-type="string">
              <text:p text:style-name="P60">Construyendo y Administrando una Infraestructura Virtualizada. <text:span text:style-name="T16">Caso de Estudio: Kubernetes. Practica: Kubernetes.</text:span></text:p>
            </table:table-cell>
          </table:table-row>
          <table:table-row>
            <table:table-cell table:style-name="Table1.A2" office:value-type="string">
              <text:p text:style-name="P29"><text:span text:style-name="T37">06</text:span>/05</text:p>
            </table:table-cell>
            <table:table-cell table:style-name="Table1.B17" office:value-type="string">
              <text:p text:style-name="P60">Tecnologías de Consolidación de Almacenamiento. Network-Attached Storage (SAN). Storage Area Network (SAN). Caso de Estudio: FreeNAS. <text:s/>Práctica: Montar y utilizar un disco iSCSI en un equipo con GNU/Linux. Práctica: Correr una máquina virtual o un container almacenado en el NAS. Tecnologías de Consolidación de Redes. VLANs. <text:s/>VPN.</text:p>
            </table:table-cell>
          </table:table-row>
          <table:table-row>
            <table:table-cell table:style-name="Table1.A2" office:value-type="string">
              <text:p text:style-name="P29"><text:span text:style-name="T37">13</text:span>/05</text:p>
            </table:table-cell>
            <table:table-cell table:style-name="Table1.B17" office:value-type="string">
              <text:p text:style-name="P60">Construyendo y Administrando una Infraestructura Virtualizada. <text:span text:style-name="T16">Caso de Estudio: Proxmox VE. Práctica: Proxmox VE.</text:span></text:p>
            </table:table-cell>
          </table:table-row>
          <table:table-row>
            <table:table-cell table:style-name="Table1.A2" office:value-type="string">
              <text:p text:style-name="P29"><text:span text:style-name="T37">20</text:span>/05</text:p>
            </table:table-cell>
            <table:table-cell table:style-name="Table1.B17" office:value-type="string">
              <text:p text:style-name="P61">Jornada de Discusión Acádémica (con suspensión de clases)</text:p>
            </table:table-cell>
          </table:table-row>
          <table:table-row>
            <table:table-cell table:style-name="Table1.A2" office:value-type="string">
              <text:p text:style-name="P29"><text:span text:style-name="T37">27</text:span>/0<text:span text:style-name="T37">5</text:span></text:p>
            </table:table-cell>
            <table:table-cell table:style-name="Table1.B17" office:value-type="string">
              <text:p text:style-name="P15">Definiendo Cloud Computing . Nubes Privadas. Caso de Estudio: <text:span text:style-name="T21">OpenStack.</text:span> </text:p>
            </table:table-cell>
          </table:table-row>
          <table:table-row>
            <table:table-cell table:style-name="Table1.A2" office:value-type="string">
              <text:p text:style-name="P29"><text:span text:style-name="T37">03</text:span>/06</text:p>
            </table:table-cell>
            <table:table-cell table:style-name="Table1.B17" office:value-type="string">
              <text:p text:style-name="P15">Nubes Públicas. Caso de Estudio: <text:s/>Google App Engine. Práctica: Desplegar y correr una aplicación en Google App Engine.</text:p>
            </table:table-cell>
          </table:table-row>
          <table:table-row>
            <table:table-cell table:style-name="Table1.A2" office:value-type="string">
              <text:p text:style-name="P29"><text:span text:style-name="T37">10</text:span>/06</text:p>
            </table:table-cell>
            <table:table-cell table:style-name="Table1.B17" office:value-type="string">
              <text:p text:style-name="P19">Cuestiones de Seguridad y Governance en Nubes Públicas. Práctica<text:span text:style-name="T10">: Desplegar y correr una aplicación en Google App Engine.</text:span></text:p>
            </table:table-cell>
          </table:table-row>
          <table:table-row>
            <table:table-cell table:style-name="Table1.A2" office:value-type="string">
              <text:p text:style-name="P29"><text:span text:style-name="T37">17</text:span>/06</text:p>
            </table:table-cell>
            <table:table-cell table:style-name="Table1.B17" office:value-type="string">
              <text:p text:style-name="P25">Discusión de Propuestas de Trabajo Final.</text:p>
            </table:table-cell>
          </table:table-row>
        </table:table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OpenSymbol1" svg:font-family="OpenSymbol, 'Arial Unicode MS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, 'MS Mincho'" style:font-pitch="variable"/>
    <style:font-face style:name="Droid Sans Fallback" svg:font-family="'Droid Sans Fallback'" style:font-pitch="variable"/>
    <style:font-face style:name="Lohit Hindi1" svg:font-family="'Lohit Hindi', 'MS Mincho'" style:font-pitch="variable"/>
    <style:font-face style:name="WenQuanYi Micro Hei" svg:font-family="'WenQuanYi Micro Hei', 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'Arial Unicode M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'Arial Unicode MS'" style:font-family-generic="swiss" style:font-pitch="variable" fo:font-size="14pt" style:font-name-asian="DejaVu Sans" style:font-family-asian="'DejaVu Sans', 'MS Mincho'" style:font-pitch-asian="variable" style:font-size-asian="14pt" style:font-name-complex="Lohit Hindi1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, 'MS Mincho'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/>
      <style:text-properties fo:font-size="22pt" fo:font-weight="bold" style:font-size-asian="2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family="'Liberation Sans', 'Arial Unicode MS'" style:font-family-generic="swiss" style:font-pitch="variable" fo:font-size="16pt" fo:font-weight="bold" style:font-name-asian="WenQuanYi Micro Hei" style:font-family-asian="'WenQuanYi Micro Hei', 'MS Mincho'" style:font-pitch-asian="variable" style:font-size-asian="16pt" style:font-weight-asian="bold" style:font-name-complex="Lohit Hindi1" style:font-family-complex="'Lohit Hindi', 'MS Mincho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2pt" style:font-weight-asian="bold" style:font-size-complex="14pt" style:font-weight-complex="bold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'Arial Unicode MS'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, 'MS Mincho'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Heading" style:display-name="List Heading" style:family="paragraph" style:parent-style-name="Heading" style:class="html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20pt" fo:font-weight="bold" style:font-size-asian="20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Wingdings 2" fo:font-family="'Wingdings 2'" style:font-family-generic="roman" style:font-pitch="variable" style:font-charset="x-symbol" style:font-name-complex="OpenSymbol1" style:font-family-complex="OpenSymbol, 'Arial Unicode MS'"/>
    </style:style>
    <style:style style:name="WW8Num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1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Numbering_20_Symbols" style:display-name="Numbering Symbols" style:family="text"/>
    <style:style style:name="Texto_20_independiente_20_Car" style:display-name="Texto independiente Car" style:family="text" style:parent-style-name="Fuente_20_de_20_párrafo_20_predeter.">
      <style:text-properties style:font-name="Arial" fo:font-family="Arial" style:font-family-generic="swiss" style:font-pitch="variable" fo:font-size="11pt" fo:language="es" fo:country="ES" style:font-size-asian="11pt" style:language-asian="zh" style:country-asian="CN" style:font-name-complex="Arial" style:font-family-complex="Arial" style:font-family-generic-complex="swiss" style:font-pitch-complex="variable" style:font-size-complex="11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68cm" fo:margin-bottom="1.252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05cm" fo:margin-left="0cm" fo:margin-right="0cm" fo:margin-bottom="3.507cm" style:dynamic-spacing="true"/>
      </style:header-style>
      <style:footer-style>
        <style:header-footer-properties fo:min-height="2.193cm" fo:margin-left="0cm" fo:margin-right="0cm" fo:margin-top="2.09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773cm" fo:margin-bottom="3.445cm" fo:margin-left="3cm" fo:margin-right="3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char" svg:x="9.035cm" svg:y="-0.002cm" svg:width="5.964cm" svg:height="3.538cm" draw:z-index="10"><draw:image xlink:href="Pictures/100002010000028E000001846266407761F97E3B.png" xlink:type="simple" xlink:show="embed" xlink:actuate="onLoad" loext:mime-type="image/png"/></draw:frame></text:p>
        <text:p text:style-name="Header"/>
        <text:p text:style-name="Header"><draw:frame draw:style-name="Mfr2" draw:name="graphics3" text:anchor-type="char" svg:x="0.111cm" svg:y="0.254cm" svg:width="8.719cm" svg:height="1.335cm" draw:z-index="32"><draw:image xlink:href="Pictures/100000000000021000000051DA84C57E2CDBC436.jpg" xlink:type="simple" xlink:show="embed" xlink:actuate="onLoad" loext:mime-type="image/jpeg"/></draw:frame></text:p>
        <text:p text:style-name="Header"><text:bookmark-start text:name="__RefHeading__1_1902099664"/><text:line-break/><text:bookmark-end text:name="__RefHeading__1_1902099664"/></text:p>
        <text:p text:style-name="Header"/>
        <text:p text:style-name="MP1"/>
        <text:p text:style-name="MP2"/>
      </style:header>
      <style:footer>
        <text:p text:style-name="Footer"><draw:frame draw:style-name="Mfr3" draw:name="graphics1" text:anchor-type="char" svg:x="-2.362cm" svg:y="-0.028cm" svg:width="19.659cm" svg:height="1.203cm" draw:z-index="21"><draw:image xlink:href="Pictures/1000000000000372000000342F633BE193BF2679.jpg" xlink:type="simple" xlink:show="embed" xlink:actuate="onLoad" loext:mime-type="image/jpeg"/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 de Cátedra Consolidacion de TICs</dc:title>
    <meta:creation-date>2019-02-20T00:21:29.820430560</meta:creation-date>
    <meta:editing-cycles>7</meta:editing-cycles>
    <meta:editing-duration>PT16H48M49S</meta:editing-duration>
    <meta:generator>LibreOffice/6.0.7.3$Linux_X86_64 LibreOffice_project/00m0$Build-3</meta:generator>
    <dc:date>2020-03-04T00:08:31.174876183</dc:date>
    <meta:document-statistic meta:table-count="1" meta:image-count="3" meta:object-count="0" meta:page-count="11" meta:paragraph-count="166" meta:word-count="1722" meta:character-count="12395" meta:non-whitespace-character-count="10817"/>
    <meta:user-defined meta:name="Info 1"/>
    <meta:user-defined meta:name="Info 2"/>
    <meta:user-defined meta:name="Info 3"/>
    <meta:user-defined meta:name="Info 4"/>
  </office:meta>
</office:document-meta>
</file>